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5.3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894cm" fo:break-before="auto" style:use-optimal-row-height="true"/>
    </style:style>
    <style:style style:name="ro3" style:family="table-row">
      <style:table-row-properties style:row-height="1.893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1.921cm" fo:break-before="auto" style:use-optimal-row-height="true"/>
    </style:style>
    <style:style style:name="ro8" style:family="table-row">
      <style:table-row-properties style:row-height="3.685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2.342cm" fo:break-before="auto" style:use-optimal-row-height="true"/>
    </style:style>
    <style:style style:name="ro12" style:family="table-row">
      <style:table-row-properties style:row-height="1.637cm" fo:break-before="auto" style:use-optimal-row-height="true"/>
    </style:style>
    <style:style style:name="ro13" style:family="table-row">
      <style:table-row-properties style:row-height="0.658cm" fo:break-before="auto" style:use-optimal-row-height="true"/>
    </style:style>
    <style:style style:name="ro14" style:family="table-row">
      <style:table-row-properties style:row-height="1.685cm" fo:break-before="auto" style:use-optimal-row-height="true"/>
    </style:style>
    <style:style style:name="ro15" style:family="table-row">
      <style:table-row-properties style:row-height="2.499cm" fo:break-before="auto" style:use-optimal-row-height="true"/>
    </style:style>
    <style:style style:name="ro16" style:family="table-row">
      <style:table-row-properties style:row-height="0.868cm" fo:break-before="auto" style:use-optimal-row-height="true"/>
    </style:style>
    <style:style style:name="ro17" style:family="table-row">
      <style:table-row-properties style:row-height="0.707cm" fo:break-before="auto" style:use-optimal-row-height="true"/>
    </style:style>
    <style:style style:name="ro18" style:family="table-row">
      <style:table-row-properties style:row-height="1.263cm" fo:break-before="auto" style:use-optimal-row-height="true"/>
    </style:style>
    <style:style style:name="ro19" style:family="table-row">
      <style:table-row-properties style:row-height="1.473cm" fo:break-before="auto" style:use-optimal-row-height="true"/>
    </style:style>
    <style:style style:name="ro20" style:family="table-row">
      <style:table-row-properties style:row-height="2.08cm" fo:break-before="auto" style:use-optimal-row-height="true"/>
    </style:style>
    <style:style style:name="ro21" style:family="table-row">
      <style:table-row-properties style:row-height="1.868cm" fo:break-before="auto" style:use-optimal-row-height="true"/>
    </style:style>
    <style:style style:name="ro22" style:family="table-row">
      <style:table-row-properties style:row-height="2.29cm" fo:break-before="auto" style:use-optimal-row-height="true"/>
    </style:style>
    <style:style style:name="ro23" style:family="table-row">
      <style:table-row-properties style:row-height="3.316cm" fo:break-before="auto" style:use-optimal-row-height="true"/>
    </style:style>
    <style:style style:name="ro24" style:family="table-row">
      <style:table-row-properties style:row-height="4.29cm" fo:break-before="auto" style:use-optimal-row-height="true"/>
    </style:style>
    <style:style style:name="ro25" style:family="table-row">
      <style:table-row-properties style:row-height="2.473cm" fo:break-before="auto" style:use-optimal-row-height="true"/>
    </style:style>
    <style:style style:name="ro26" style:family="table-row">
      <style:table-row-properties style:row-height="4.001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3.133cm" fo:break-before="auto" style:use-optimal-row-height="true"/>
    </style:style>
    <style:style style:name="ro29" style:family="table-row">
      <style:table-row-properties style:row-height="5.396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4.006cm" fo:break-before="auto" style:use-optimal-row-height="true"/>
    </style:style>
    <style:style style:name="ro32" style:family="table-row">
      <style:table-row-properties style:row-height="2.515cm" fo:break-before="auto" style:use-optimal-row-height="true"/>
    </style:style>
    <style:style style:name="ro33" style:family="table-row">
      <style:table-row-properties style:row-height="3.1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</office:automatic-styles>
  <office:body>
    <office:spreadsheet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0" office:value-type="string">
            <text:p>در ماه سپتامبر، در کاوازاکی، جمعيت حدود ۵۰۰ نفر کاهش يافت.</text:p>
          </table:table-cell>
          <table:table-cell table:style-name="ce13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3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3T13:39:06.6">
            <text:p>1023 <text:s/>13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3T13:39:06.6">
            <text:p>1023 <text:s/>1339</text:p>
          </table:table-cell>
          <table:table-cell table:style-name="ce7" table:formula="of:=NOW()" office:value-type="date" office:date-value="2021-10-23T13:39:06.6">
            <text:p>1023 <text:s/>13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3T13:39:06.6">
            <text:p>1023 <text:s/>133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0" office:value-type="string">
            <text:p>من كسر قرار الاحتلال بتحديد عدد المصلين في المسجد الابراهيمي بمدينة الخليل.</text:p>
          </table:table-cell>
          <table:table-cell table:style-name="ce13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3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3T13:39:06.67">
            <text:p>1023 <text:s/>13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3T13:39:06.67">
            <text:p>1023 <text:s/>1339</text:p>
          </table:table-cell>
          <table:table-cell table:style-name="ce7" table:formula="of:=NOW()" office:value-type="date" office:date-value="2021-10-23T13:39:06.67">
            <text:p>1023 <text:s/>13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3T13:39:06.67">
            <text:p>1023 <text:s/>133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1" office:value-type="string">
            <text:p>ខ្មែរ (ជនជាតិ)</text:p>
          </table:table-cell>
          <table:table-cell table:style-name="ce13" office:value-type="string">
            <office:annotation office:display="true" draw:style-name="gr1" draw:text-style-name="P2" svg:width="2.899cm" svg:height="2.966cm" svg:x="28.625cm" svg:y="1.794cm" draw:caption-point-x="-3.97cm" draw:caption-point-y="-1.122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3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>
            <text:p>គឺ​ជា​ ក្រុម​ ជន​ជាតិ​ ដ៏​ច្រើន​</text:p>
          </table:table-cell>
          <table:table-cell table:style-name="ce13" office:value-type="string">
            <text:p>ku3-chi3[is / krom5[group / chong3-chii5[ethnicity / doo3-chi6-raan5[lots</text:p>
          </table:table-cell>
          <table: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3T13:39:06.76">
            <text:p>1023 <text:s/>13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3T13:39:06.76">
            <text:p>1023 <text:s/>1339</text:p>
          </table:table-cell>
          <table:table-cell table:style-name="ce7" table:formula="of:=NOW()" office:value-type="date" office:date-value="2021-10-23T13:39:06.76">
            <text:p>1023 <text:s/>13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3T13:39:06.76">
            <text:p>1023 <text:s/>133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vi.wikipedia.org/wiki/H%E1%BB%93_Ch%C3%AD_Minh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9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2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2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number-columns-repeated="2"/>
          <table:table-cell table:style-name="ce6"/>
          <table:table-cell table:style-name="ce9"/>
          <table:table-cell table:style-name="ce12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2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/>
          <table:table-cell table:style-name="ce12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3T13:39:06.87">
            <text:p>1023 <text:s/>13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3T13:39:06.87">
            <text:p>1023 <text:s/>1339</text:p>
          </table:table-cell>
          <table:table-cell table:style-name="ce7" table:formula="of:=NOW()" office:value-type="date" office:date-value="2021-10-23T13:39:06.87">
            <text:p>1023 <text:s/>13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3T13:39:06.87">
            <text:p>1023 <text:s/>133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13">
          <table:table-cell table:style-name="ce20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buy. to buy. necessary. / I buy. she buys. we buy. / I want to buy. I need to buy.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6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what? / what do I buy? / what did I buy? / what do I need to buy? / what do I want to buy? / 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6">
            <text:p>1023 <text:s/>133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shop. store. supermarket. / I go to the store. / name. the name of the store. / how often. often. how often do you go?</text:p>
          </table:table-cell>
          <table:table-cell table:style-name="ce22"/>
          <table:table-cell table:style-name="ce23" office:value-type="string">
            <text:p>store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6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often. how often? / go. do you go? you. / I go. I go to the shop. I go to the shop often.</text:p>
          </table:table-cell>
          <table:table-cell table:style-name="ce22"/>
          <table:table-cell table:style-name="ce23" office:value-type="string">
            <text:p>go out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6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you. you go / I go / they go / he goes</text:p>
          </table:table-cell>
          <table:table-cell table:style-name="ce22"/>
          <table:table-cell table:style-name="ce23" office:value-type="string">
            <text:p>go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7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I drink / water / I drink water / you drink water / they drink water / he drinks water</text:p>
          </table:table-cell>
          <table:table-cell table:style-name="ce22"/>
          <table:table-cell table:style-name="ce23" office:value-type="string">
            <text:p>drin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7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this / that / what? / who? / what is this? / what is that?</text:p>
          </table:table-cell>
          <table:table-cell table:style-name="ce22"/>
          <table:table-cell table:style-name="ce23" office:value-type="string">
            <text:p>as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7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1" office:value-type="string">
            <text:p>here / there / I go / I go there / you go / you go ther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7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1" office:value-type="string">
            <text:p>help / I need / your help / I need your help</text:p>
          </table:table-cell>
          <table:table-cell table:style-name="ce22"/>
          <table:table-cell table:style-name="ce23" office:value-type="string">
            <text:p>help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7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1" office:value-type="string">
            <text:p>injury / pain / you have pain / you got injured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7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1" office:value-type="string">
            <text:p>food / I eat / he eats / I eat food / you eat food / you ate <text:s/>food / already / not yet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7">
            <text:p>1023 <text:s/>133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2"/>
          <table:table-cell table:style-name="ce23" office:value-type="string">
            <text:p>walk,run / mode</text:p>
          </table:table-cell>
          <table:table-cell table:style-name="ce23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8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聞く。書く。見る。知る。分かる。　=&gt;　を使った、文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8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笛。竹。造る。竹で造る。竹で作った笛。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9">
            <text:p>1023 <text:s/>1339</text:p>
          </table:table-cell>
          <table:table-cell table:number-columns-repeated="1011"/>
        </table:table-row>
        <table:table-row table:style-name="ro17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1" office:value-type="string">
            <text:p>頭から、血が出ています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9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1" office:value-type="string">
            <text:p>何時から始まるか、知っていますか。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9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眠いですか。疲れていま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6.99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何時に終わるか、知っていますか。午後４時に、終わり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今日はとても暑いです。少し休みましょう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とても暑いです。 / I drink water very much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">
            <text:p>1023 <text:s/>133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、風が吹いている。とても寒いです。雨が降る。雨が降るかも知れませ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1">
            <text:p>1023 <text:s/>1339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雲がない。とても暑いです。/ 熱中症。水を飲み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1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風が吹いている。風が吹いていない。どっちですか？</text:p>
          </table:table-cell>
          <table:table-cell table:style-name="ce22"/>
          <table:table-cell table:style-name="ce23" office:value-type="string">
            <text:p>A or B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1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1" office:value-type="string">
            <text:p>he got injured. / he needs help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1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1" office:value-type="string">
            <text:p>指を怪我しました。肩を壁にぶつけました。足を角材にぶつけまし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3">
            <text:p>1023 <text:s/>133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1" office:value-type="string">
            <text:p>can you hold his arm? / please hold his body. / can you move these wood boards away for me? I want to make <text:s/>a space for him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3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喉が渇きました。水は、どこで飲めますか？水を飲む場所はありますか？水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4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you go forward. / you turn to the left. / and, you turn to the right / there is a toilet. / someone is using it now.</text:p>
          </table:table-cell>
          <table:table-cell table:style-name="ce22"/>
          <table:table-cell table:style-name="ce23" office:value-type="string">
            <text:p>direc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1" office:value-type="string">
            <text:p>ここに穴があります。危ないです。板を置きま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4">
            <text:p>1023 <text:s/>133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head is bleeding? where did he hit his head, when? / how did he fall on the floor? / how did you come here. train, car?</text:p>
          </table:table-cell>
          <table:table-cell table:style-name="ce22"/>
          <table:table-cell table:style-name="ce23" office:value-type="string">
            <text:p>reason, method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4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nose is bleeding? / because an iron rod fell on his nose </text:p>
          </table:table-cell>
          <table:table-cell table:style-name="ce22"/>
          <table:table-cell table:style-name="ce23" office:value-type="string">
            <text:p>reaso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4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it really happened? / he fell down on the floor. it is slippery.</text:p>
          </table:table-cell>
          <table:table-cell table:style-name="ce22"/>
          <table:table-cell table:style-name="ce23" office:value-type="string">
            <text:p>“reall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4">
            <text:p>1023 <text:s/>133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e says he wants to have a rest. / he says he is not feeling well. / he says he wants to sit down on the floor. / how does he feel?</text:p>
          </table:table-cell>
          <table:table-cell table:style-name="ce22"/>
          <table:table-cell table:style-name="ce23" office:value-type="string">
            <text:p>“sa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5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is mouth got swollen. he hit his mouth on the iron bar.</text:p>
          </table:table-cell>
          <table:table-cell table:style-name="ce22"/>
          <table:table-cell table:style-name="ce23" office:value-type="string">
            <text:p>body par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5">
            <text:p>1023 <text:s/>1339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腕から血が流れている。脚から血が流れている。 / 彼は、下の階へ落ち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5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ここには、ロープが張られていない。落ちます。危険で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5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それはとても重いです。動かさなくていいです。後で、皆で動かしましょう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6">
            <text:p>1023 <text:s/>1339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1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6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1" office:value-type="string">
            <text:p>２階から、３階へ、上がってもらえますか？そこで、壁を叩いてください。</text:p>
          </table:table-cell>
          <table:table-cell table:style-name="ce22"/>
          <table:table-cell table:style-name="ce23" office:value-type="string">
            <text:p>移動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6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1" office:value-type="string">
            <text:p>it is good. you are doing well. please do it. please continue it. / please do it again.</text:p>
          </table:table-cell>
          <table:table-cell table:style-name="ce22"/>
          <table:table-cell table:style-name="ce23" office:value-type="string">
            <text:p>良い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7">
            <text:p>1023 <text:s/>133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1" office:value-type="string">
            <text:p>can you hold this chord for me for a while? / I want to got to the toilet. / can you have this backet for me? I want to pour water into it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7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1" office:value-type="string">
            <text:p>水を出す筒。水。筒。彼は、水を出します。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7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1" office:value-type="string">
            <text:p>柱と、柱の周りに、水をかけてください。梁に、水をかけてください。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7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1" office:value-type="string">
            <text:p>たばこ。タバコを吸いますか？どこでタバコを吸えますか？タバコを吸う場所。喫煙所。</text:p>
          </table:table-cell>
          <table:table-cell table:style-name="ce22"/>
          <table:table-cell table:style-name="ce23" office:value-type="string">
            <text:p>things:tobacco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8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1" office:value-type="string">
            <text:p>休憩。時間。時刻。休憩の時間。あるいは、タバコを吸いますか？そして、水を飲みますか？</text:p>
          </table:table-cell>
          <table:table-cell table:style-name="ce22"/>
          <table:table-cell table:style-name="ce23" office:value-type="string">
            <text:p>syntax : and, 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8">
            <text:p>1023 <text:s/>1339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1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2"/>
          <table:table-cell table:style-name="ce23" office:value-type="string">
            <text:p>word : もう、すで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9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バケツに水を入れていください。ブラシ。ブラシで、鉄筋を、洗ってください。</text:p>
          </table:table-cell>
          <table:table-cell table:style-name="ce22"/>
          <table:table-cell table:style-name="ce23" office:value-type="string">
            <text:p>作業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9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疲れましたか？暑いですか？１０分ぐらい、やすんでください。私が、代わりに、やります。</text:p>
          </table:table-cell>
          <table:table-cell table:style-name="ce22"/>
          <table:table-cell table:style-name="ce23" office:value-type="string">
            <text:p>健康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9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1" office:value-type="string">
            <text:p>do you know where the stairs are? / stairs / the stairs are on the other side / this sid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9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1" office:value-type="string">
            <text:p>I have a hat. / you have a hat / did you buy that hat in japan?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09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1" office:value-type="string">
            <text:p>I am hungry / I didn't eat breakfast. / I want to eat. / I have some food.</text:p>
          </table:table-cell>
          <table:table-cell table:style-name="ce22"/>
          <table:table-cell table:style-name="ce23" office:value-type="string">
            <text:p>action : 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1" office:value-type="string">
            <text:p>a big hat / a small hat / the sun light / it comes / the sun light comes / the sun light doesn't come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">
            <text:p>1023 <text:s/>133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1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">
            <text:p>1023 <text:s/>1339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1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2"/>
          <table:table-cell table:style-name="ce23" office:value-type="string">
            <text:p>bucke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1">
            <text:p>1023 <text:s/>1339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1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2">
            <text:p>1023 <text:s/>1339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1" office:value-type="string">
            <text:p>この板は、とても重いです。手では、運べません。運べないでしょう。 / 一輪車を、探し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2">
            <text:p>1023 <text:s/>1339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3">
            <text:p>1023 <text:s/>1339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4">
            <text:p>1023 <text:s/>1339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4">
            <text:p>1023 <text:s/>1339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5">
            <text:p>1023 <text:s/>1339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6">
            <text:p>1023 <text:s/>1339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2"/>
          <table:table-cell table:style-name="ce23" office:value-type="string">
            <text:p>weath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6">
            <text:p>1023 <text:s/>1339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7">
            <text:p>1023 <text:s/>1339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風。吹く。風が吹く。 / もし風が吹いたら。涼しい。涼しくなる。涼しくなるだろう。</text:p>
          </table:table-cell>
          <table:table-cell table:style-name="ce22"/>
          <table:table-cell table:style-name="ce23" office:value-type="string">
            <text:p>condi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7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2"/>
          <table:table-cell table:style-name="ce23" office:value-type="string">
            <text:p>week,month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8">
            <text:p>1023 <text:s/>1339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8">
            <text:p>1023 <text:s/>1339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2"/>
          <table:table-cell table:style-name="ce23" office:value-type="string">
            <text:p>lab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19">
            <text:p>1023 <text:s/>1339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呼吸。苦しい。感じる。 / 呼吸が苦しい。 / 胸。痛い。胸が痛い。 / 腹。腹が痛い。</text:p>
          </table:table-cell>
          <table:table-cell table:style-name="ce22"/>
          <table:table-cell table:style-name="ce23" office:value-type="string">
            <text:p>medical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1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2">
            <text:p>1023 <text:s/>1339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2"/>
          <table:table-cell table:style-name="ce23" office:value-type="string">
            <text:p>シャベ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2">
            <text:p>1023 <text:s/>1339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1" office:value-type="string">
            <text:p>氷。冷やす。冷たい。水で冷やす。 / 置く。首。首に置く。首に氷を置く。</text:p>
          </table:table-cell>
          <table:table-cell table:style-name="ce22"/>
          <table:table-cell table:style-name="ce23" office:value-type="string">
            <text:p>冷やす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3">
            <text:p>1023 <text:s/>1339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1" office:value-type="string">
            <text:p>気温。高い。今日は、気温が高いです。/ 飲む。飲み物。食べる。食べ物。</text:p>
          </table:table-cell>
          <table:table-cell table:style-name="ce22"/>
          <table:table-cell table:style-name="ce23" office:value-type="string">
            <text:p>気温；飲む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3">
            <text:p>1023 <text:s/>133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1" office:value-type="string">
            <text:p>hot / temperature / high, low / temperature is high / I want / I need / temperature is low / I want the temperature to be low.</text:p>
          </table:table-cell>
          <table:table-cell table:style-name="ce22"/>
          <table:table-cell table:style-name="ce23" office:value-type="string">
            <text:p>気温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3">
            <text:p>1023 <text:s/>1339</text:p>
          </table:table-cell>
          <table:table-cell table:number-columns-repeated="1011"/>
        </table:table-row>
        <table:table-row table:style-name="ro17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1" office:value-type="string">
            <text:p>消しゴム以外に、何を売っていますか？</text:p>
          </table:table-cell>
          <table:table-cell table:style-name="ce22" office:value-type="date" office:date-value="2021-04-29T16:41:16.94">
            <text:p>0429</text:p>
          </table:table-cell>
          <table:table-cell table:style-name="ce23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3">
            <text:p>1023 <text:s/>1339</text:p>
          </table:table-cell>
          <table:table-cell table:number-columns-repeated="1011"/>
        </table:table-row>
        <table:table-row table:style-name="ro18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1" office:value-type="string">
            <text:p>昨日は、ぐっすりと眠りました。それなのに、今朝は眠いのです。</text:p>
          </table:table-cell>
          <table:table-cell table:style-name="ce22" office:value-type="date" office:date-value="2021-05-01T10:24:21.49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4">
            <text:p>1023 <text:s/>1339</text:p>
          </table:table-cell>
          <table:table-cell table:number-columns-repeated="1011"/>
        </table:table-row>
        <table:table-row table:style-name="ro17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部屋の中は暑くて、とても寝ていられません。</text:p>
          </table:table-cell>
          <table:table-cell table:style-name="ce22" office:value-type="date" office:date-value="2021-05-01T10:43:01.47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4">
            <text:p>1023 <text:s/>1339</text:p>
          </table:table-cell>
          <table:table-cell table:number-columns-repeated="1011"/>
        </table:table-row>
        <table:table-row table:style-name="ro18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1" office:value-type="string">
            <text:p>私は公園へ行く時、自転車を使います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1" office:value-type="string">
            <text:p>落花生が好き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1" office:value-type="string">
            <text:p>傷の手当ての、新しい方法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5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水を飲みたいですか。何か食べたいで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5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お腹が空いていますか。食事は、何時に食べました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5">
            <text:p>1023 <text:s/>1339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あなたの名前はなんですか？ / 日本には、いつ来たのですか？</text:p>
          </table:table-cell>
          <table:table-cell table:style-name="ce22"/>
          <table:table-cell table:style-name="ce23" office:value-type="string">
            <text:p>nam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5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は、いつ来たのですか？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6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来て、どのくらい経ち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6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how do you come here? do you use railway?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6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see you again. / have a nice day. / take care. / thank you for your help toda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6">
            <text:p>1023 <text:s/>1339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1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7">
            <text:p>1023 <text:s/>1339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ネジを回すための道具。持っていますか？/ ネジ。回す。道具。持っている。</text:p>
          </table:table-cell>
          <table:table-cell table:style-name="ce22"/>
          <table:table-cell table:style-name="ce24" office:value-type="string">
            <text:p>have ; 도구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7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I like peanuts</text:p>
          </table:table-cell>
          <table:table-cell table:style-name="ce22"/>
          <table:table-cell table:style-name="ce24" office:value-type="string">
            <text:p>lik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7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coconut milk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7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the sound of flute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7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do not like creaking sound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7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1" office:value-type="string">
            <text:p>上の階へ行きます。下の階から来ました。階段はありますか？まっすぐ行って、左側にあり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8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1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8">
            <text:p>1023 <text:s/>1339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9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病院に行きます。救急車を呼び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9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it takes another 2 hours. / I am sorr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9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頭を動かす。 / 顔を出す。 / 眼が見えない。 / 鼻が痛い。 / 口から泡が出る。/ 熱中症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29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お金を持っていますか？いくら持っていますか？財布を落としました。財布を拾いました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休みの日。何をしま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1" office:value-type="string">
            <text:p>it is not good. it is bad. please don't do it. please stop it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">
            <text:p>1023 <text:s/>1339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1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1">
            <text:p>1023 <text:s/>1339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1" office:value-type="string">
            <text:p>食中毒です。今朝、何を食べましたか？何を飲みましたか？ / レタスを食べまし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1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1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1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1" office:value-type="string">
            <text:p>ここで、壁を叩いてください。この作業をすると、疲れます。ご苦労様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2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1" office:value-type="string">
            <text:p>朝は、何時から始まりますか？午後は、何時から始めますか？夕方は、何時に終わり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2">
            <text:p>1023 <text:s/>133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1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3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1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2"/>
          <table:table-cell table:style-name="ce23" office:value-type="string">
            <text:p>schedule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3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1" office:value-type="string">
            <text:p>rest / I rest / you rest / tired / I am tired / you are tired / he is tired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3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1" office:value-type="string">
            <text:p>hello. / thank you / good bye / good morning</text:p>
          </table:table-cell>
          <table:table-cell table:style-name="ce22"/>
          <table:table-cell table:style-name="ce23"/>
          <table:table-cell table:style-name="ce23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1" office:value-type="string">
            <text:p>help / I need / your help / I need your help</text:p>
            <text:p>injury / pain / you have pain / you got injure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1" office:value-type="string">
            <text:p>water / I drink / you drink / thirsty / I eat / we eat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1" office:value-type="string">
            <text:p>blood / blood on your face / blood on your arm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1" office:value-type="string">
            <text:p>he cut his leg / he cut his fingers / he cut his hea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1" office:value-type="string">
            <text:p>a box / to carry / to carry a box / he carries a box / he was carrying a box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1011"/>
        </table:table-row>
        <table:table-row table:style-name="ro5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23T13:39:07.34">
            <text:p>1023 <text:s/>133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23T13:39:07.34">
            <text:p>2021/10/23 13:3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3T13:39:07.34">
            <text:p>1023 <text:s/>1339</text:p>
          </table:table-cell>
          <table:table-cell table:style-name="ce7" table:formula="of:=NOW()" office:value-type="date" office:date-value="2021-10-23T13:39:07.34">
            <text:p>1023 <text:s/>133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23T13:39:07.34">
            <text:p>1023 <text:s/>133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5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5" office:value-type="string">
            <text:p>អាហារ / ឃ្លាន / ញ៉ាំ / ផឹក / ទឹក</text:p>
          </table:table-cell>
          <table:table-cell table:style-name="ce13" office:value-type="string">
            <text:p>aa3-haee3 / k6-len3 / niam3 / pa_k3 / ta_k3</text:p>
          </table:table-cell>
          <table:table-cell table:style-name="ce13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2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3"/>
          <table:table-cell table:style-name="ce13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دوشنبه بود، يازدهم ماه اکتبر، اولين روز هفته، هفته سوم، ماه دهم.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6" office:value-type="string">
            <text:p><text:span text:style-name="T2">w : </text:span><text:span text:style-name="T2"><text:a xlink:href="https://youtu.be/K8mbMJ4S-RU?t=1219">https://youtu.be/K8mbMJ4S-RU?t=1219</text:a></text:span></text:p>
            <text:p><text:span text:style-name="T2">y : </text:span><text:span text:style-name="T2"><text:a xlink:href="https://youtu.be/K8mbMJ4S-RU?t=1244">https://youtu.be/K8mbMJ4S-RU?t=1244</text:a></text:span></text:p>
            <text:p><text:span text:style-name="T2">z : </text:span><text:span text:style-name="T2"><text:a xlink:href="https://youtu.be/K8mbMJ4S-RU?t=1272">https://youtu.be/K8mbMJ4S-RU?t=1272</text:a></text:span></text:p>
            <text:p><text:span text:style-name="T2">nz : </text:span><text:span text:style-name="T2"><text:a xlink:href="https://youtu.be/K8mbMJ4S-RU?t=1299">https://youtu.be/K8mbMJ4S-RU?t=1299</text:a></text:span></text:p>
          </table:table-cell>
          <table:table-cell table:style-name="ce13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2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2" office:value-type="string">
            <text:p>كان يوم الاربعاء، الثالث عشر من تشرين، الأسبوع الثالث، الشهر العاشر.</text:p>
          </table:table-cell>
          <table:table-cell table:style-name="ce13"/>
          <table:table-cell table:style-name="ce13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چهارشنبه بود، سيزدهم ماه اکتبر، هفته سوم، ماه دهم.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-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3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3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3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نسبت تغيير جمعيت</text:p>
            <text:p>در بخش تاکاتسو افزايش طبيعی</text:p>
          </table:table-cell>
          <table:table-cell table:style-name="ce13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3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3T13:39:04.63">
            <text:p>1023 <text:s/>13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3T13:39:04.63">
            <text:p>1023 <text:s/>1339</text:p>
          </table:table-cell>
          <table:table-cell table:style-name="ce7" table:formula="of:=NOW()" office:value-type="date" office:date-value="2021-10-23T13:39:07.56">
            <text:p>1023 <text:s/>13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3T13:39:07.56">
            <text:p>1023 <text:s/>133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3">2021/10/23</text:date>, <text:time>13:39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23T13:39:05.95</dc:date>
    <dc:creator>iwabuchi ken</dc:creator>
    <meta:editing-duration>P8DT6H1M32S</meta:editing-duration>
    <meta:editing-cycles>1204</meta:editing-cycles>
    <meta:generator>OpenOffice/4.1.3$Win32 OpenOffice.org_project/413m1$Build-9783</meta:generator>
    <meta:document-statistic meta:table-count="6" meta:cell-count="1330" meta:object-count="0"/>
  </office:meta>
</office:document-meta>
</file>